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Carlito" fo:font-weight="bold" officeooo:rsid="0013b768" officeooo:paragraph-rsid="0013b768" style:font-weight-asian="bold" style:font-weight-complex="bold"/>
    </style:style>
    <style:style style:name="P2" style:family="paragraph" style:parent-style-name="Standard">
      <style:text-properties style:font-name="Carlito" fo:font-weight="bold" officeooo:rsid="0013b768" officeooo:paragraph-rsid="0013b768" style:font-weight-asian="bold" style:font-weight-complex="bold"/>
    </style:style>
    <style:style style:name="P3" style:family="paragraph" style:parent-style-name="Standard">
      <style:text-properties style:font-name="Carlito" fo:font-size="11pt" fo:font-weight="normal" officeooo:rsid="0016439c" officeooo:paragraph-rsid="0016439c" style:font-size-asian="9.60000038146973pt" style:font-weight-asian="normal" style:font-size-complex="11pt" style:font-weight-complex="normal"/>
    </style:style>
    <style:style style:name="P4" style:family="paragraph" style:parent-style-name="Standard">
      <style:text-properties style:font-name="Carlito" fo:font-size="11pt" fo:font-weight="normal" officeooo:rsid="00173d11" officeooo:paragraph-rsid="00173d11" style:font-size-asian="9.60000038146973pt" style:font-weight-asian="normal" style:font-size-complex="11pt" style:font-weight-complex="normal"/>
    </style:style>
    <style:style style:name="P5" style:family="paragraph" style:parent-style-name="Standard">
      <style:text-properties style:font-name="Carlito" fo:font-size="11pt" fo:font-weight="normal" officeooo:rsid="001998f2" officeooo:paragraph-rsid="001998f2" style:font-size-asian="9.60000038146973pt" style:font-weight-asian="normal" style:font-size-complex="11pt" style:font-weight-complex="normal"/>
    </style:style>
    <style:style style:name="P6" style:family="paragraph" style:parent-style-name="Standard">
      <style:text-properties style:font-name="Carlito" fo:font-size="11pt" fo:font-weight="normal" officeooo:rsid="001aebb9" officeooo:paragraph-rsid="001aebb9" style:font-size-asian="9.60000038146973pt" style:font-weight-asian="normal" style:font-size-complex="11pt" style:font-weight-complex="normal"/>
    </style:style>
    <style:style style:name="P7" style:family="paragraph" style:parent-style-name="Standard">
      <style:text-properties style:font-name="Carlito" fo:font-size="11pt" fo:font-weight="normal" officeooo:rsid="001d2ece" officeooo:paragraph-rsid="001d2ece" style:font-size-asian="9.60000038146973pt" style:font-weight-asian="normal" style:font-size-complex="11pt" style:font-weight-complex="normal"/>
    </style:style>
    <style:style style:name="P8" style:family="paragraph" style:parent-style-name="Standard">
      <style:text-properties style:font-name="Carlito" fo:font-size="11pt" fo:font-weight="normal" officeooo:rsid="001e338a" officeooo:paragraph-rsid="001e338a" style:font-size-asian="9.60000038146973pt" style:font-weight-asian="normal" style:font-size-complex="11pt" style:font-weight-complex="normal"/>
    </style:style>
    <style:style style:name="P9" style:family="paragraph" style:parent-style-name="Standard">
      <style:text-properties fo:color="#333333" loext:opacity="100%" style:font-name="Carlito" fo:font-size="9pt" fo:font-style="italic" fo:font-weight="normal" officeooo:rsid="001e338a" officeooo:paragraph-rsid="001e338a" style:font-size-asian="9pt" style:font-style-asian="italic" style:font-weight-asian="normal" style:font-size-complex="9pt" style:font-style-complex="italic" style:font-weight-complex="normal"/>
    </style:style>
    <style:style style:name="P10" style:family="paragraph" style:parent-style-name="Standard">
      <style:text-properties officeooo:paragraph-rsid="0022d8c3"/>
    </style:style>
    <style:style style:name="P11" style:family="paragraph" style:parent-style-name="Standard">
      <style:text-properties fo:color="#000000" loext:opacity="100%" style:font-name="Carlito" fo:font-size="12pt" fo:font-style="normal" fo:font-weight="bold" officeooo:rsid="0013b768" officeooo:paragraph-rsid="0020c5d5" style:font-size-asian="12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3" style:family="paragraph" style:parent-style-name="Standard" style:list-style-name="L1">
      <style:text-properties fo:color="#000000"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4" style:family="paragraph" style:parent-style-name="Standard" style:list-style-name="L1">
      <style:text-properties fo:color="#000000" loext:opacity="100%" style:font-name="Carlito" fo:font-size="11pt" fo:font-style="normal" fo:font-weight="normal" officeooo:rsid="00249b2b" officeooo:paragraph-rsid="00249b2b" style:font-size-asian="9.60000038146973pt" style:font-style-asian="normal" style:font-weight-asian="normal" style:font-size-complex="11pt" style:font-style-complex="normal" style:font-weight-complex="normal"/>
    </style:style>
    <style:style style:name="P15" style:family="paragraph" style:parent-style-name="Standard" style:list-style-name="L1">
      <style:text-properties fo:color="#000000" loext:opacity="100%" style:font-name="Carlito" fo:font-size="11pt" fo:font-style="normal" style:text-underline-style="solid" style:text-underline-width="auto" style:text-underline-color="font-color" fo:font-weight="normal" officeooo:rsid="0022d8c3" officeooo:paragraph-rsid="0022d8c3" style:font-size-asian="9.60000038146973pt" style:font-style-asian="normal" style:font-weight-asian="normal" style:font-size-complex="11pt" style:font-style-complex="normal" style:font-weight-complex="normal"/>
    </style:style>
    <style:style style:name="P16" style:family="paragraph" style:parent-style-name="Standard" style:list-style-name="L1">
      <style:text-properties fo:color="#000000" loext:opacity="100%" style:font-name="Carlito" fo:font-size="11pt" fo:font-style="normal" style:text-underline-style="solid" style:text-underline-width="auto" style:text-underline-color="font-color" fo:font-weight="normal" officeooo:rsid="0026ddd9" officeooo:paragraph-rsid="0026ddd9" style:font-size-asian="9.60000038146973pt" style:font-style-asian="normal" style:font-weight-asian="normal" style:font-size-complex="11pt" style:font-style-complex="normal" style:font-weight-complex="normal"/>
    </style:style>
    <style:style style:name="P17" style:family="paragraph" style:parent-style-name="Standard" style:list-style-name="L1">
      <style:text-properties fo:color="#000000" loext:opacity="100%" style:font-name="Carlito" fo:font-size="11pt" fo:font-style="normal" style:text-underline-style="none" fo:font-weight="normal" officeooo:rsid="0025e7e3" officeooo:paragraph-rsid="0025e7e3" style:font-size-asian="9.60000038146973pt" style:font-style-asian="normal" style:font-weight-asian="normal" style:font-size-complex="11pt" style:font-style-complex="normal" style:font-weight-complex="normal"/>
    </style:style>
    <style:style style:name="T1" style:family="text">
      <style:text-properties officeooo:rsid="0017fc32"/>
    </style:style>
    <style:style style:name="T2" style:family="text">
      <style:text-properties officeooo:rsid="001998f2"/>
    </style:style>
    <style:style style:name="T3" style:family="text">
      <style:text-properties officeooo:rsid="001c77e8"/>
    </style:style>
    <style:style style:name="T4" style:family="text">
      <style:text-properties fo:color="#333333" loext:opacity="100%" fo:font-size="10pt" fo:font-style="italic" style:font-size-asian="10pt" style:font-style-asian="italic" style:font-size-complex="10pt" style:font-style-complex="italic"/>
    </style:style>
    <style:style style:name="T5" style:family="text">
      <style:text-properties fo:color="#333333" loext:opacity="100%" fo:font-size="10pt" fo:font-style="italic" officeooo:rsid="001e732a" style:font-size-asian="10pt" style:font-style-asian="italic" style:font-size-complex="10pt" style:font-style-complex="italic"/>
    </style:style>
    <style:style style:name="T6" style:family="text">
      <style:text-properties fo:color="#333333" loext:opacity="100%" style:font-name="Carlito" fo:font-size="10pt" fo:font-style="italic" fo:font-weight="normal" officeooo:rsid="0022d8c3" style:font-size-asian="10pt" style:font-style-asian="italic" style:font-weight-asian="normal" style:font-size-complex="10pt" style:font-style-complex="italic"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1e732a" style:font-size-asian="10pt" style:font-style-asian="italic" style:font-size-complex="10pt" style:font-style-complex="italic"/>
    </style:style>
    <style:style style:name="T9" style:family="text">
      <style:text-properties style:font-name="Carlito" fo:font-size="10pt" fo:font-style="italic" style:font-size-asian="10pt" style:font-style-asian="italic" style:font-size-complex="10pt" style:font-style-complex="italic"/>
    </style:style>
    <style:style style:name="T10" style:family="text">
      <style:text-properties fo:color="#000080" loext:opacity="100%" style:font-name="Carlito" fo:font-size="10pt" fo:language="zxx" fo:country="none" fo:font-style="italic" style:text-underline-style="solid" style:text-underline-width="auto" style:text-underline-color="font-color" fo:font-weight="normal" officeooo:rsid="001e338a"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1" style:family="text">
      <style:text-properties officeooo:rsid="0025e7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En qué consiste la programación extrema (XP)?</text:p>
      <text:p text:style-name="P3">La programación extrema es una metodología de ingeniería de software con el objetivo de mejorar la calidad del software y reducir los tiempos de respuesta para adaptar el código a los cambiantes requisitos del cliente.</text:p>
      <text:p text:style-name="P4">Se asume que es imposible preve<text:span text:style-name="T1">nir </text:span>todos los improvistos que puedan surgir durante el desarrollo. Consiste entonces en adaptarse a estas circunstancias en lugar de intentar preverlas. <text:span text:style-name="T2">Para ello el cliente toma un rol fundamental en el desarrollo, evaluando frecuentemente una serie de mini-versiones que cumplan con sus requisitos. </text:span></text:p>
      <text:p text:style-name="P5">Se trata de hacer el mínimo código y lo más simple posible que cumpla con la necesidad del cliente, mortificándolo en las siguientes mini-versiones para adaptarse a los cambios de requisitos.</text:p>
      <text:p text:style-name="P5">Durante las primeras versiones se definen pruebas para comprobar que el programa vaya realizando lo que debe con los resultados correctos. Estas pruebas son automáticas y se utilizan para cada mini-versión. <text:span text:style-name="T3">Esto proporciona un feedback automático que además sirve para demostrar el funcionamiento al cliente.</text:span></text:p>
      <text:p text:style-name="P6">Usualmente se trabaja en parejas que se van mezclando en cada versión. </text:p>
      <text:p text:style-name="P7">Finalmente, la programación extrema se basa en los principios de simplicidad y buena comunicación.</text:p>
      <text:p text:style-name="P7"/>
      <text:p text:style-name="P8"><text:span text:style-name="T4">(</text:span><text:span text:style-name="T5">Programación extrema:</text:span><text:span text:style-name="T8"> </text:span><text:a xlink:type="simple" xlink:href="http://www.chuidiang.org/ood/metodologia/extrema.php" text:style-name="Internet_20_link" text:visited-style-name="Visited_20_Internet_20_Link"><text:span text:style-name="T7">http://www.chuidiang.org/ood/metodologia/extrema.php</text:span></text:a><text:span text:style-name="T7"> </text:span><text:span text:style-name="T4">,</text:span></text:p>
      <text:p text:style-name="P8"><text:span text:style-name="T5">What is extreme programming?:</text:span><text:span text:style-name="T8"> </text:span><text:a xlink:type="simple" xlink:href="https://ronjeffries.com/xprog/what-is-extreme-programming/" text:style-name="Internet_20_link" text:visited-style-name="Visited_20_Internet_20_Link"><text:span text:style-name="T7">https://ronjeffries.com/xprog/what-is-extreme-programming/</text:span></text:a><text:span text:style-name="T4">)</text:span></text:p>
      <text:p text:style-name="P9"/>
      <text:p text:style-name="P11">9. La “alianza Ágil” definió una serie de 12 principios que debería tener una metodología para alcanzar niveles aceptables de agilidad. Puede encontrar estos principios en el enlace que aparece en el ejercicio 1. Comente los problemas que intenta solucionar alguno de estos principios.</text:p>
      <text:p text:style-name="P12">Algunos principios:</text:p>
      <text:list xml:id="list1625344570" text:style-name="L1">
        <text:list-item>
          <text:p text:style-name="P15">Nuestra mayor prioridad es satisfacer al cliente mediante la entrega temprana y continua del software con valor: </text:p>
          <text:p text:style-name="P14">Este principio intenta solucionar el problema de que lo solicitado por el cliente y lo entregado por el desarrollador sea distinto. Mediante una evaluación continua cada poco tiempo el cliente puede ver como va evolucionando el programa y le permite cambiar el rumbo en cualquier momento.</text:p>
          <text:p text:style-name="P14"/>
        </text:list-item>
        <text:list-item>
          <text:p text:style-name="P15">Aceptamos que los requisitos cambien, incluso en etapas tardías del desarrollo. Los procesos Ágiles aprovechan el cambio para proporcionar ventaja competitiva al cliente:</text:p>
          <text:p text:style-name="P13">Muy relacionado con el punto anterior. <text:span text:style-name="T11">Se aprovecha los cambios de necesidad del cliente durante el desarrollo para poder entregar una versión que se adapte mejor al mercado o al cliente de manera que llega antes que otro software en el que se tenga que adaptar tras terminar la primera fase de desarrollo.</text:span></text:p>
          <text:p text:style-name="P13"/>
        </text:list-item>
        <text:list-item>
          <text:p text:style-name="P15">Entregamos software funcional frecuentemente, entre dos semanas y dos meses, con preferencia al periodo de tiempo más corto posible.</text:p>
          <text:p text:style-name="P17">Relacionado con los dos puntos anteriores. Entregando versiones cada 2 semanas se permite al cliente poder ver como va evolucionando el programa y poder solicitar cambios o novedades durante el desarrollo, de manera que en la siguiente mini-versión podrá verlos funcionar. En general, proporciona bastante flexibilidad.</text:p>
          <text:p text:style-name="P17"/>
        </text:list-item>
        <text:list-item>
          <text:p text:style-name="P16">La atención continua a la excelencia técnica y al buen diseño mejora la agilidad.</text:p>
          <text:p text:style-name="P16"/>
        </text:list-item>
        <text:list-item>
          <text:p text:style-name="P15">El método más eficiente y efectivo de comunicar información al equipo de desarrollo es la conversación cara a cara.</text:p>
        </text:list-item>
        <text:list-item>
          <text:p text:style-name="P15">El software funcionando es la medida principal del progreso.</text:p>
        </text:list-item>
      </text:list>
      <text:p text:style-name="P10"><text:span text:style-name="T6"/></text:p>
      <text:p text:style-name="P10"><text:span text:style-name="T6">(Principios del Manifiesto Ágil : </text:span><text:a xlink:type="simple" xlink:href="http://agilemanifesto.org/iso/es/principles.html" text:style-name="Internet_20_link" text:visited-style-name="Visited_20_Internet_20_Link"><text:span text:style-name="T10">http://agilemanifesto.org/iso/es/principles.html</text:span></text:a><text:span text:style-name="T9"> )</text:span></text:p>
      <text:p text:style-name="P1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fo:font-weight="bold" officeooo:rsid="0013b768" officeooo:paragraph-rsid="0013b768" style:font-weight-asian="bold" style:font-weight-complex="bold"/>
    </style:style>
    <style:page-layout style:name="Mpm1">
      <style:page-layout-properties fo:page-width="21.001cm" fo:page-height="29.7cm" style:num-format="1" style:print-orientation="portrait" fo:margin-top="1.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Relación 1.1</text:p>
        <text:p text:style-name="MP1">Salvador Romero Corté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10:16:05.920794840</meta:creation-date>
    <dc:date>2021-02-27T10:22:48.082000000</dc:date>
    <meta:editing-duration>PT56M48S</meta:editing-duration>
    <meta:editing-cycles>20</meta:editing-cycles>
    <meta:generator>LibreOffice/7.1.0.3$Windows_X86_64 LibreOffice_project/f6099ecf3d29644b5008cc8f48f42f4a40986e4c</meta:generator>
    <meta:document-statistic meta:table-count="0" meta:image-count="0" meta:object-count="0" meta:page-count="2" meta:paragraph-count="27" meta:word-count="520" meta:character-count="3452" meta:non-whitespace-character-count="2965"/>
  </office:meta>
</office:document-meta>
</file>